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4.8736in" fo:margin-left="0.9875in" fo:margin-right="0.8313in" table:align="margins" style:writing-mode="lr-tb"/>
    </style:style>
    <style:style style:name="Table1.A" style:family="table-column">
      <style:table-column-properties style:column-width="2.1528in" style:rel-column-width="28952*"/>
    </style:style>
    <style:style style:name="Table1.B" style:family="table-column">
      <style:table-column-properties style:column-width="2.7208in" style:rel-column-width="3658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2" style:family="table-row">
      <style:table-row-properties style:min-row-height="0.216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Heading_20_1">
      <style:paragraph-properties fo:break-before="page"/>
    </style:style>
    <style:style style:name="P17" style:family="paragraph" style:parent-style-name="Heading_20_4">
      <style:text-properties style:font-name="Arial"/>
    </style:style>
    <style:style style:name="P18" style:family="paragraph" style:parent-style-name="Heading_20_4">
      <style:text-properties fo:font-weight="bold" style:font-weight-asian="bold" style:font-weight-complex="bold"/>
    </style:style>
    <style:style style:name="P19" style:family="paragraph" style:parent-style-name="Code">
      <style:text-properties style:font-name="Courier New" fo:font-size="10.5pt" style:font-size-asian="10.5pt" style:font-size-complex="10.5pt"/>
    </style:style>
    <style:style style:name="P20" style:family="paragraph" style:parent-style-name="Text_20_body">
      <style:text-properties style:font-name="Courier New" fo:font-size="10.5pt" style:font-size-asian="10.5pt" style:font-size-complex="10.5pt"/>
    </style:style>
    <style:style style:name="P21" style:family="paragraph" style:parent-style-name="Text_20_body">
      <style:text-properties fo:font-size="10.5pt" style:font-size-asian="10.5pt" style:font-size-complex="10.5pt"/>
    </style:style>
    <style:style style:name="P22" style:family="paragraph" style:parent-style-name="Heading_20_6">
      <style:text-properties fo:font-size="10.5pt" style:font-size-asian="10.5pt" style:font-size-complex="10.5pt"/>
    </style:style>
    <style:style style:name="P23"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3"/>
    <style:style style:name="P30" style:family="paragraph" style:parent-style-name="Standard" style:list-style-name="L5"/>
    <style:style style:name="P31" style:family="paragraph" style:parent-style-name="Standard" style:list-style-name="L5"/>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6"/>
    <style:style style:name="P35" style:family="paragraph" style:parent-style-name="Standard">
      <style:text-properties fo:font-size="10.5pt" style:font-size-asian="10.5pt" style:font-size-complex="10.5pt"/>
    </style:style>
    <style:style style:name="P36" style:family="paragraph" style:parent-style-name="Standard">
      <style:text-properties fo:font-weight="normal" style:font-weight-asian="normal" style:font-weight-complex="normal"/>
    </style:style>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text-properties style:font-name="Courier New" fo:font-size="10.5pt" style:font-size-asian="10.5pt" style:font-size-complex="10.5pt"/>
    </style:style>
    <style:style style:name="P42" style:family="paragraph" style:parent-style-name="Text_20_body">
      <style:text-properties style:font-name="Arial3" fo:font-size="11pt" style:font-size-asian="11pt" style:font-size-complex="11pt"/>
    </style:style>
    <style:style style:name="P43" style:family="paragraph" style:parent-style-name="Heading_20_4">
      <style:text-properties fo:font-weight="bold" style:font-weight-asian="bold" style:font-weight-complex="bold"/>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Courier New" fo:font-size="10.5pt" style:font-size-asian="10.5pt" style:font-size-complex="10.5pt"/>
    </style:style>
    <style:style style:name="T35" style:family="text">
      <style:text-properties style:font-name="Arial3" fo:font-size="11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
      <text:p text:style-name="P2"/>
      <text:p text:style-name="P3">ImageI/O EXT – Setup Guide</text:p>
      <text:p text:style-name="P3">V. 1.0</text:p>
      <text:p text:style-name="Standard"/>
      <text:p text:style-name="Standard"/>
      <text:p text:style-name="P2"><draw:frame draw:style-name="fr1" draw:name="immagini1" text:anchor-type="as-char" svg:width="3.3646in" svg:height="3.3646in"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6"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text:soft-page-break/>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text:soft-page-break/>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4">Kakadu (v. 5.2.6)</text:p>
        </text:list-item>
        <text:list-item>
          <text:p text:style-name="P24">MrSID (v 6.0.7)</text:p>
        </text:list-item>
        <text:list-item>
          <text:p text:style-name="P24">ECW (v 3.3)</text:p>
        </text:list-item>
      </text:list>
      <text:list text:style-name="L2">
        <text:list-item>
          <text:p text:style-name="P27">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text:soft-page-break/>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2.3252in" svg:height="2.4453in" draw:z-index="50"><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3.6193in" svg:height="0.9992in" draw:z-index="49"><draw:image xlink:href="Pictures/10000000000001F0000000895067B4B9.jpg" xlink:type="simple" xlink:show="embed" xlink:actuate="onLoad"/></draw:frame><text:soft-page-break/></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7"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text:soft-page-break/>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8">Kakadu support: Multithreading added; More Kakadu options supported. Makefile modified</text:p>
        </text:list-item>
        <text:list-item>
          <text:p text:style-name="P28">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text:soft-page-break/>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19">#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0">HDF4_DIR =<text:tab/>c:\ExternalLibraries\HDF4\release</text:p>
      <text:p text:style-name="P20"><text:span text:style-name="Code"><text:span text:style-name="T23">HDF4_LIB =<text:tab/>/LIBPATH:$(HDF4_DIR)\libpath</text:span></text:span></text:p>
      <text:p text:style-name="Standard"/>
      <text:h text:style-name="Heading_20_4" text:outline-level="4"><text:soft-page-break/>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7" text:outline-level="4">3.7.5 – Final Settings</text:h>
      <text:p text:style-name="Text_20_body">At this point, you should have:</text:p>
      <text:list text:style-name="L4">
        <text:list-item>
          <text:p text:style-name="P37">some external DLLs (for Kakadu, ECW, MrSID<text:span text:style-name="Code">, </text:span><text:span text:style-name="Code"><text:span text:style-name="T20">HDF4</text:span></text:span>)</text:p>
        </text:list-item>
        <text:list-item>
          <text:p text:style-name="P37">a GDAL DLL (<text:span text:style-name="Code">gdal14.dll</text:span>)</text:p>
        </text:list-item>
        <text:list-item>
          <text:p text:style-name="P37">4 JNI DLL (<text:span text:style-name="Code">gdalconstjni.dll, gdaljni.dll, ogrjni.dll, osrjni.dll</text:span>)</text:p>
        </text:list-item>
        <text:list-item>
          <text:p text:style-name="P37">a jar file (<text:span text:style-name="Code">gdal.jar</text:span>) </text:p>
        </text:list-item>
      </text:list>
      <text:p text:style-name="Text_20_body"><text:soft-page-break/>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3">imageio-ext</text:span> project from Java.net SVN. To do this, you need to create a <text:span text:style-name="T7">imageio-ext</text:span> folder and use Tortoise SVN as explained in section 3.7.1.</text:p>
      <text:p text:style-name="Standard"><text:soft-page-break/>The URL of repository for the <text:span text:style-name="T15">SVN Checkout</text:span> command is <text:a xlink:type="simple" xlink:href="https://imageio-ext.dev.java.net/svn/imageio-ext/trunk"><text:span text:style-name="Code">https://imageio-ext.dev.java.net/svn/imageio-ext/trunk</text:span></text:a></text:p>
      <text:p text:style-name="Standard"/>
      <text:h text:style-name="P18"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8" text:outline-level="4">3.9.2 – JMagick libraries deployment instructions (Optional)- [jmagick] profile</text:h>
      <text:p text:style-name="P11">In case you want to deploy and add Jmagick library support to the ImageI/O Ext project, specify the <text:span text:style-name="T15">jmagick</text:span> profile with the <text:span text:style-name="T7">-Pjmagick </text:span>option when building the project (as explained in 3.9.3).</text:p>
      <text:h text:style-name="P18" text:outline-level="4">3.9.3 – ImageI/O-Ext Project building </text:h>
      <text:p text:style-name="Standard">To build the Image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3.9.4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windows link located in the right side.</text:p>
      <text:p text:style-name="P12">When you downloaded it and extracted on your hard disk, you may setup Image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text:soft-pag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Eclipse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1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3.9.5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oft-page-break/><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2" text:outline-level="6"><text:span text:style-name="Code"><text:span text:style-name="T20">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6"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text:soft-page-break/>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text:soft-page-break/>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0">Kakadu (v. 5.2.6)</text:p>
        </text:list-item>
        <text:list-item>
          <text:p text:style-name="P30">MrSID (v 6.0.7)</text:p>
        </text:list-item>
        <text:list-item>
          <text:p text:style-name="P30">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text:soft-page-break/>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0">INCLUDES += -I$(JAVA_HOME)/include -I$(JAVA_HOME)/include/linux </text:p>
      <text:p text:style-name="P42">Run make: <text:s/><text:span text:style-name="T10">make -f Makefile-Linux-x86-gcc</text:span></text:p>
      <text:p text:style-name="P42">Then, from the <text:span text:style-name="Code">kakadu</text:span> folder, run: <text:span text:style-name="Code">sudo cp /lib/Linux-x86-gcc/libkdu_jni.so /usr/local/lib</text:span></text:p>
      <text:p text:style-name="P42"><text:span text:style-name="Code"><text:span text:style-name="T35">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ext:soft-page-break/>The last command will copy all the libs in the <text:span text:style-name="T31">usr/local/lib</text:span> folder. By this way, when configuring GDAL (as explained in the next chapter) it will automatically setup the build to support the ECW format. </text:p>
      <text:h text:style-name="P17"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3">Kakadu support: Multithreading added; More Kakadu options supported. Makefile modified</text:p>
        </text:list-item>
        <text:list-item>
          <text:p text:style-name="P33">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text:soft-page-break/>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1">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oft-page-break/><text:span text:style-name="T33">A second step is required in order </text:span>to customize the compiler options (This is needed to change default optimizations settings, which may cause JVM crashes). <text:s/>Just define a <text:span text:style-name="T31">CXXFLAGS</text:span> as shown below:</text:p>
      <text:p text:style-name="Text_20_body"><text:span text:style-name="T23"><text:s/></text:span><text:span text:style-name="Code"><text:span text:style-name="T18">export CXXFLAGS=-O1 </text:span></text:span><text:span text:style-name="Code"><text:span text:style-name="T32">(Note that the minus sign (“-”) is followed by the “O” letter instead of the “zero” digit)</text:span></text:span><text:span text:style-name="Code"><text:span text:style-name="T18"> </text:span></text:span></text:p>
      <text:p text:style-name="Text_20_body"><text:span text:style-name="T23">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8" text:outline-level="4">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8" text:outline-level="4"><text:soft-page-break/>4.8.2 – ImageI/O-Ext Project building </text:h>
      <text:p text:style-name="Standard">To build the Image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4.8.3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main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ext:soft-page-break/>To define it, click on “<text:span text:style-name="T1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5">Run As-&gt;Open Run Dialog</text:span>.<text:line-break/>Then select the “<text:span text:style-name="T1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4.8.4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4.1 – Testing JPEG2000 Kakadu (GDAL) writer capabilities</text:h>
      <text:p text:style-name="Standard">The JPEG2000 Kakadu (GDAL based) plugin contains a suite for testing writing capabilities. As default, the test performs a set of of write operations with different write parameters leveraging on <text:soft-page-break/>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4</text:page-number></text:span><text:span text:style-name="T1"> of </text:span><text:span text:style-name="T1"><text:page-count>24</text:page-count></text:span></text:p>
        <text:p text:style-name="Footer"><text:span text:style-name="T1"><draw:frame draw:style-name="fr1" draw:name="immagini10" text:anchor-type="as-char" svg:width="0.689in" svg:height="0.7091in" draw:z-index="2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4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aniele Romagnoli</meta:initial-creator>
    <meta:creation-date>2007-06-12T11:59:00</meta:creation-date>
    <dc:creator>Daniele</dc:creator>
    <dc:date>2008-01-10T18:14:13</dc:date>
    <meta:print-date>2007-08-14T13:10:15</meta:print-date>
    <meta:editing-cycles>211</meta:editing-cycles>
    <meta:editing-duration>P4DT13H59M25S</meta:editing-duration>
    <meta:user-defined meta:name="Info 1"/>
    <meta:user-defined meta:name="Info 2"/>
    <meta:user-defined meta:name="Info 3"/>
    <meta:user-defined meta:name="Info 4"/>
    <meta:document-statistic meta:table-count="1" meta:image-count="5" meta:object-count="0" meta:page-count="24" meta:paragraph-count="355" meta:word-count="6481" meta:character-count="39985"/>
  </office:meta>
</office:document-meta>
</file>